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8429in" svg:y="0.6772in">
            <draw:object draw:notify-on-update-of-ranges="Sheet1.B6:Sheet1.B14 Sheet1.E5:Sheet1.E5 Sheet1.E6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11in" svg:y="2.8067in">
            <draw:object draw:notify-on-update-of-ranges="Sheet1.A18:Sheet1.A26 Sheet1.E18:Sheet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0295in" svg:y="2.7756in">
            <draw:object draw:notify-on-update-of-ranges="Sheet1.B29:Sheet1.B37 Sheet1.E29:Sheet1.E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y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office:value-type="float" office:value="13.605662285137" calcext:value-type="float">
            <text:p>13.60566228513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Ecut wf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cut (Ry)</text:p>
          </table:table-cell>
          <table:table-cell office:value-type="string" calcext:value-type="string">
            <text:p>Total Energy (Ry)</text:p>
          </table:table-cell>
          <table:table-cell table:style-name="ce1" office:value-type="string" calcext:value-type="string">
            <text:p>Total energi eV</text:p>
          </table:table-cell>
          <table:table-cell table:style-name="ce1" office:value-type="string" calcext:value-type="string">
            <text:p>Delta 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36.88669779" calcext:value-type="float">
            <text:p>-36.88669779</text:p>
          </table:table-cell>
          <table:table-cell table:style-name="ce1" table:formula="of:=[.C6]*[.$B$2]" office:value-type="float" office:value="-501.867952944649" calcext:value-type="float">
            <text:p>-501.867952944649</text:p>
          </table:table-cell>
          <table:table-cell table:style-name="ce1" table:formula="of:=[.D6]-[.$D$14]" office:value-type="float" office:value="0.0205966733428227" calcext:value-type="float">
            <text:p>0.0205966733428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+10" office:value-type="float" office:value="50" calcext:value-type="float">
            <text:p>50</text:p>
          </table:table-cell>
          <table:table-cell office:value-type="float" office:value="-36.88763019" calcext:value-type="float">
            <text:p>-36.88763019</text:p>
          </table:table-cell>
          <table:table-cell table:style-name="ce1" table:formula="of:=[.C7]*[.$B$2]" office:value-type="float" office:value="-501.880638864164" calcext:value-type="float">
            <text:p>-501.880638864164</text:p>
          </table:table-cell>
          <table:table-cell table:style-name="ce1" table:formula="of:=[.D7]-[.$D$14]" office:value-type="float" office:value="0.00791075382812778" calcext:value-type="float">
            <text:p>0.00791075382812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+10" office:value-type="float" office:value="60" calcext:value-type="float">
            <text:p>60</text:p>
          </table:table-cell>
          <table:table-cell office:value-type="float" office:value="-36.88776956" calcext:value-type="float">
            <text:p>-36.88776956</text:p>
          </table:table-cell>
          <table:table-cell table:style-name="ce1" table:formula="of:=[.C8]*[.$B$2]" office:value-type="float" office:value="-501.882535085317" calcext:value-type="float">
            <text:p>-501.882535085317</text:p>
          </table:table-cell>
          <table:table-cell table:style-name="ce1" table:formula="of:=[.D8]-[.$D$14]" office:value-type="float" office:value="0.00601453267546503" calcext:value-type="float">
            <text:p>0.006014532675465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+10" office:value-type="float" office:value="70" calcext:value-type="float">
            <text:p>70</text:p>
          </table:table-cell>
          <table:table-cell office:value-type="float" office:value="-36.88799468" calcext:value-type="float">
            <text:p>-36.88799468</text:p>
          </table:table-cell>
          <table:table-cell table:style-name="ce1" table:formula="of:=[.C9]*[.$B$2]" office:value-type="float" office:value="-501.88559799201" calcext:value-type="float">
            <text:p>-501.88559799201</text:p>
          </table:table-cell>
          <table:table-cell table:style-name="ce1" table:formula="of:=[.D9]-[.$D$14]" office:value-type="float" office:value="0.00295162598183651" calcext:value-type="float">
            <text:p>0.00295162598183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+10" office:value-type="float" office:value="80" calcext:value-type="float">
            <text:p>80</text:p>
          </table:table-cell>
          <table:table-cell office:value-type="float" office:value="-36.88814403" calcext:value-type="float">
            <text:p>-36.88814403</text:p>
          </table:table-cell>
          <table:table-cell table:style-name="ce1" table:formula="of:=[.C10]*[.$B$2]" office:value-type="float" office:value="-501.887629997673" calcext:value-type="float">
            <text:p>-501.887629997673</text:p>
          </table:table-cell>
          <table:table-cell table:style-name="ce1" table:formula="of:=[.D10]-[.$D$14]" office:value-type="float" office:value="0.000919620319564274" calcext:value-type="float">
            <text:p>0.0009196203195642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+10" office:value-type="float" office:value="90" calcext:value-type="float">
            <text:p>90</text:p>
          </table:table-cell>
          <table:table-cell office:value-type="float" office:value="-36.88817885" calcext:value-type="float">
            <text:p>-36.88817885</text:p>
          </table:table-cell>
          <table:table-cell table:style-name="ce1" table:formula="of:=[.C11]*[.$B$2]" office:value-type="float" office:value="-501.888103746833" calcext:value-type="float">
            <text:p>-501.888103746833</text:p>
          </table:table-cell>
          <table:table-cell table:style-name="ce1" table:formula="of:=[.D11]-[.$D$14]" office:value-type="float" office:value="0.00044587115877448" calcext:value-type="float">
            <text:p>0.000445871158774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+10" office:value-type="float" office:value="100" calcext:value-type="float">
            <text:p>100</text:p>
          </table:table-cell>
          <table:table-cell office:value-type="float" office:value="-36.88819187" calcext:value-type="float">
            <text:p>-36.88819187</text:p>
          </table:table-cell>
          <table:table-cell table:style-name="ce1" table:formula="of:=[.C12]*[.$B$2]" office:value-type="float" office:value="-501.888280892556" calcext:value-type="float">
            <text:p>-501.888280892556</text:p>
          </table:table-cell>
          <table:table-cell table:style-name="ce1" table:formula="of:=[.D12]-[.$D$14]" office:value-type="float" office:value="0.000268725435830675" calcext:value-type="float">
            <text:p>0.000268725435830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+10" office:value-type="float" office:value="110" calcext:value-type="float">
            <text:p>110</text:p>
          </table:table-cell>
          <table:table-cell office:value-type="float" office:value="-36.88820164" calcext:value-type="float">
            <text:p>-36.88820164</text:p>
          </table:table-cell>
          <table:table-cell table:style-name="ce1" table:formula="of:=[.C13]*[.$B$2]" office:value-type="float" office:value="-501.888413819877" calcext:value-type="float">
            <text:p>-501.888413819877</text:p>
          </table:table-cell>
          <table:table-cell table:style-name="ce1" table:formula="of:=[.D13]-[.$D$14]" office:value-type="float" office:value="0.000135798115309171" calcext:value-type="float">
            <text:p>0.0001357981153091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+10" office:value-type="float" office:value="120" calcext:value-type="float">
            <text:p>120</text:p>
          </table:table-cell>
          <table:table-cell office:value-type="float" office:value="-36.888211621" calcext:value-type="float">
            <text:p>-36.888211621</text:p>
          </table:table-cell>
          <table:table-cell table:style-name="ce1" table:formula="of:=[.C14]*[.$B$2]" office:value-type="float" office:value="-501.888549617992" calcext:value-type="float">
            <text:p>-501.888549617992</text:p>
          </table:table-cell>
          <table:table-cell table:style-name="ce1" table:formula="of:=[.D14]-[.$D$1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Conv th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onvthr</text:p>
          </table:table-cell>
          <table:table-cell office:value-type="string" calcext:value-type="string">
            <text:p>Total Energy (Ry)</text:p>
          </table:table-cell>
          <table:table-cell office:value-type="string" calcext:value-type="string">
            <text:p>Total energy eV</text:p>
          </table:table-cell>
          <table:table-cell office:value-type="string" calcext:value-type="string">
            <text:p>Delta 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1.00E-04</text:p>
          </table:table-cell>
          <table:table-cell office:value-type="float" office:value="-36.88818793" calcext:value-type="float">
            <text:p>-36.88818793</text:p>
          </table:table-cell>
          <table:table-cell table:formula="of:=[.C18]*[.$B$2]" office:value-type="float" office:value="-501.888227286247" calcext:value-type="float">
            <text:p>-501.888227286247</text:p>
          </table:table-cell>
          <table:table-cell table:formula="of:=[.D18]-[.$D$26]" office:value-type="float" office:value="0.0000536063093932171" calcext:value-type="float">
            <text:p>5.36063093932171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float" office:value="-36.88818793" calcext:value-type="float">
            <text:p>-36.88818793</text:p>
          </table:table-cell>
          <table:table-cell table:formula="of:=[.C19]*[.$B$2]" office:value-type="float" office:value="-501.888227286247" calcext:value-type="float">
            <text:p>-501.888227286247</text:p>
          </table:table-cell>
          <table:table-cell table:formula="of:=[.D19]-[.$D$26]" office:value-type="float" office:value="0.0000536063093932171" calcext:value-type="float">
            <text:p>5.36063093932171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001" calcext:value-type="float">
            <text:p>1.00E-06</text:p>
          </table:table-cell>
          <table:table-cell office:value-type="float" office:value="-36.88819174" calcext:value-type="float">
            <text:p>-36.88819174</text:p>
          </table:table-cell>
          <table:table-cell table:formula="of:=[.C20]*[.$B$2]" office:value-type="float" office:value="-501.88827912382" calcext:value-type="float">
            <text:p>-501.88827912382</text:p>
          </table:table-cell>
          <table:table-cell table:formula="of:=[.D20]-[.$D$26]" office:value-type="float" office:value="0.00000176873606960726" calcext:value-type="float">
            <text:p>1.76873606960726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00001" calcext:value-type="float">
            <text:p>1.00E-07</text:p>
          </table:table-cell>
          <table:table-cell office:value-type="float" office:value="-36.88819187" calcext:value-type="float">
            <text:p>-36.88819187</text:p>
          </table:table-cell>
          <table:table-cell table:formula="of:=[.C21]*[.$B$2]" office:value-type="float" office:value="-501.888280892556" calcext:value-type="float">
            <text:p>-501.888280892556</text:p>
          </table:table-cell>
          <table:table-cell table:formula="of:=[.D21]-[.$D$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000001" calcext:value-type="float">
            <text:p>1.00E-08</text:p>
          </table:table-cell>
          <table:table-cell office:value-type="float" office:value="-36.88819187" calcext:value-type="float">
            <text:p>-36.88819187</text:p>
          </table:table-cell>
          <table:table-cell table:formula="of:=[.C22]*[.$B$2]" office:value-type="float" office:value="-501.888280892556" calcext:value-type="float">
            <text:p>-501.888280892556</text:p>
          </table:table-cell>
          <table:table-cell table:formula="of:=[.D22]-[.$D$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0000001" calcext:value-type="float">
            <text:p>1.00E-09</text:p>
          </table:table-cell>
          <table:table-cell office:value-type="float" office:value="-36.88819187" calcext:value-type="float">
            <text:p>-36.88819187</text:p>
          </table:table-cell>
          <table:table-cell table:formula="of:=[.C23]*[.$B$2]" office:value-type="float" office:value="-501.888280892556" calcext:value-type="float">
            <text:p>-501.888280892556</text:p>
          </table:table-cell>
          <table:table-cell table:formula="of:=[.D23]-[.$D$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00000001" calcext:value-type="float">
            <text:p>1.00E-10</text:p>
          </table:table-cell>
          <table:table-cell office:value-type="float" office:value="-36.88819187" calcext:value-type="float">
            <text:p>-36.88819187</text:p>
          </table:table-cell>
          <table:table-cell table:formula="of:=[.C24]*[.$B$2]" office:value-type="float" office:value="-501.888280892556" calcext:value-type="float">
            <text:p>-501.888280892556</text:p>
          </table:table-cell>
          <table:table-cell table:formula="of:=[.D24]-[.$D$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000000001" calcext:value-type="float">
            <text:p>1.00E-11</text:p>
          </table:table-cell>
          <table:table-cell office:value-type="float" office:value="-36.88819187" calcext:value-type="float">
            <text:p>-36.88819187</text:p>
          </table:table-cell>
          <table:table-cell table:formula="of:=[.C25]*[.$B$2]" office:value-type="float" office:value="-501.888280892556" calcext:value-type="float">
            <text:p>-501.888280892556</text:p>
          </table:table-cell>
          <table:table-cell table:formula="of:=[.D25]-[.$D$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0000000001" calcext:value-type="float">
            <text:p>1.00E-12</text:p>
          </table:table-cell>
          <table:table-cell office:value-type="float" office:value="-36.88819187" calcext:value-type="float">
            <text:p>-36.88819187</text:p>
          </table:table-cell>
          <table:table-cell table:formula="of:=[.C26]*[.$B$2]" office:value-type="float" office:value="-501.888280892556" calcext:value-type="float">
            <text:p>-501.888280892556</text:p>
          </table:table-cell>
          <table:table-cell table:formula="of:=[.D26]-[.$D$2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point</text:p>
          </table:table-cell>
          <table:table-cell office:value-type="string" calcext:value-type="string">
            <text:p>Total Energy (Ry)</text:p>
          </table:table-cell>
          <table:table-cell office:value-type="string" calcext:value-type="string">
            <text:p>Total energ eV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6.88390052" calcext:value-type="float">
            <text:p>-36.88390052</text:p>
          </table:table-cell>
          <table:table-cell table:formula="of:=[.C29]*[.$B$2]" office:value-type="float" office:value="-501.829894233709" calcext:value-type="float">
            <text:p>-501.829894233709</text:p>
          </table:table-cell>
          <table:table-cell table:formula="of:=[.D29]-[.$D$37]" office:value-type="float" office:value="0.0577654243074903" calcext:value-type="float">
            <text:p>0.0577654243074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36.88806693" calcext:value-type="float">
            <text:p>-36.88806693</text:p>
          </table:table-cell>
          <table:table-cell table:formula="of:=[.C30]*[.$B$2]" office:value-type="float" office:value="-501.88658100111" calcext:value-type="float">
            <text:p>-501.88658100111</text:p>
          </table:table-cell>
          <table:table-cell table:formula="of:=[.D30]-[.$D$37]" office:value-type="float" office:value="0.00107865690603148" calcext:value-type="float">
            <text:p>0.00107865690603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36.88843876" calcext:value-type="float">
            <text:p>-36.88843876</text:p>
          </table:table-cell>
          <table:table-cell table:formula="of:=[.C31]*[.$B$2]" office:value-type="float" office:value="-501.891639994518" calcext:value-type="float">
            <text:p>-501.891639994518</text:p>
          </table:table-cell>
          <table:table-cell table:formula="of:=[.D31]-[.$D$37]" office:value-type="float" office:value="-0.00398033650145635" calcext:value-type="float">
            <text:p>-0.00398033650145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36.88757224" calcext:value-type="float">
            <text:p>-36.88757224</text:p>
          </table:table-cell>
          <table:table-cell table:formula="of:=[.C32]*[.$B$2]" office:value-type="float" office:value="-501.879850416035" calcext:value-type="float">
            <text:p>-501.879850416035</text:p>
          </table:table-cell>
          <table:table-cell table:formula="of:=[.D32]-[.$D$37]" office:value-type="float" office:value="0.00780924198187449" calcext:value-type="float">
            <text:p>0.00780924198187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36.88814767" calcext:value-type="float">
            <text:p>-36.88814767</text:p>
          </table:table-cell>
          <table:table-cell table:formula="of:=[.C33]*[.$B$2]" office:value-type="float" office:value="-501.887679522283" calcext:value-type="float">
            <text:p>-501.887679522283</text:p>
          </table:table-cell>
          <table:table-cell table:formula="of:=[.D33]-[.$D$37]" office:value-type="float" office:value="-0.0000198642669033688" calcext:value-type="float">
            <text:p>-1.98642669033688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-36.88819187" calcext:value-type="float">
            <text:p>-36.88819187</text:p>
          </table:table-cell>
          <table:table-cell table:formula="of:=[.C34]*[.$B$2]" office:value-type="float" office:value="-501.888280892556" calcext:value-type="float">
            <text:p>-501.888280892556</text:p>
          </table:table-cell>
          <table:table-cell table:formula="of:=[.D34]-[.$D$37]" office:value-type="float" office:value="-0.000621234539892157" calcext:value-type="float">
            <text:p>-0.0006212345398921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36.88795439" calcext:value-type="float">
            <text:p>-36.88795439</text:p>
          </table:table-cell>
          <table:table-cell table:formula="of:=[.C35]*[.$B$2]" office:value-type="float" office:value="-501.885049819877" calcext:value-type="float">
            <text:p>-501.885049819877</text:p>
          </table:table-cell>
          <table:table-cell table:formula="of:=[.D35]-[.$D$37]" office:value-type="float" office:value="0.00260983813961957" calcext:value-type="float">
            <text:p>0.002609838139619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36.88813478" calcext:value-type="float">
            <text:p>-36.88813478</text:p>
          </table:table-cell>
          <table:table-cell table:formula="of:=[.C36]*[.$B$2]" office:value-type="float" office:value="-501.887504145297" calcext:value-type="float">
            <text:p>-501.887504145297</text:p>
          </table:table-cell>
          <table:table-cell table:formula="of:=[.D36]-[.$D$37]" office:value-type="float" office:value="0.00015551271997083" calcext:value-type="float">
            <text:p>0.000155512719970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-36.88814621" calcext:value-type="float">
            <text:p>-36.88814621</text:p>
          </table:table-cell>
          <table:table-cell table:formula="of:=[.C37]*[.$B$2]" office:value-type="float" office:value="-501.887659658016" calcext:value-type="float">
            <text:p>-501.887659658016</text:p>
          </table:table-cell>
          <table:table-cell table:formula="of:=[.D37]-[.$D$37]" office:value-type="float" office:value="0" calcext:value-type="float">
            <text:p>0</text:p>
          </table:table-cell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0:43:34.542900829</meta:creation-date>
    <dc:date>2023-08-04T08:29:32.280585804</dc:date>
    <meta:editing-duration>PT2H12M37S</meta:editing-duration>
    <meta:editing-cycles>3</meta:editing-cycles>
    <meta:generator>LibreOffice/7.3.7.2$Linux_X86_64 LibreOffice_project/30$Build-2</meta:generator>
    <meta:document-statistic meta:table-count="1" meta:cell-count="15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4.201cm" style:legend-expansion="high" chart:style-name="ch2"/>
        <chart:plot-area chart:style-name="ch3" table:cell-range-address="Sheet1.B6:Sheet1.B14 Sheet1.E5:Sheet1.E14" chart:data-source-has-labels="row" svg:x="0.32cm" svg:y="0.18cm" svg:width="12.878cm" svg:height="8.64cm">
          <chart:coordinate-region svg:x="1.418cm" svg:y="0.379cm" svg:width="11.50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6:Sheet1.E14" chart:label-cell-address="Sheet1.E5:Sheet1.E5" chart:class="chart:scatter">
            <chart:domain table:cell-range-address="Sheet1.B6:Sheet1.B14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lta E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B6:Sheet1.B14</svg:desc>
                </draw:g>
              </table:table-cell>
              <table:table-cell office:value-type="float" office:value="0.0205966733428227">
                <text:p>0.0205966733428227</text:p>
                <draw:g>
                  <svg:desc>Sheet1.E6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1075382812778">
                <text:p>0.00791075382812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0601453267546503">
                <text:p>0.00601453267546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0.00295162598183651">
                <text:p>0.00295162598183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000919620319564274">
                <text:p>0.000919620319564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.00044587115877448">
                <text:p>0.00044587115877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00268725435830675">
                <text:p>0.000268725435830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0.000135798115309171">
                <text:p>0.000135798115309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8:Sheet1.A26 Sheet1.E18:Sheet1.E26" svg:x="1.005cm" svg:y="0.152cm" svg:width="12.505cm" svg:height="8.637cm">
          <chart:coordinate-region svg:x="2.473cm" svg:y="0.351cm" svg:width="10.85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8:Sheet1.E26" chart:class="chart:scatter">
            <chart:domain table:cell-range-address="Sheet1.A18:Sheet1.A26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8:Sheet1.A26</svg:desc>
                </draw:g>
              </table:table-cell>
              <table:table-cell office:value-type="float" office:value="0.0000536063093932171">
                <text:p>0.0000536063093932171</text:p>
                <draw:g>
                  <svg:desc>Sheet1.E18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536063093932171">
                <text:p>0.0000536063093932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0176873606960726">
                <text:p>0.00000176873606960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29:Sheet1.B37 Sheet1.E29:Sheet1.E37" svg:x="0.622cm" svg:y="0.232cm" svg:width="12.507cm" svg:height="8.639cm">
          <chart:coordinate-region svg:x="1.64cm" svg:y="0.431cm" svg:width="11.302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9:Sheet1.E37" chart:class="chart:scatter">
            <chart:domain table:cell-range-address="Sheet1.B29:Sheet1.B3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29:Sheet1.B37</svg:desc>
                </draw:g>
              </table:table-cell>
              <table:table-cell office:value-type="float" office:value="0.0577654243074903">
                <text:p>0.0577654243074903</text:p>
                <draw:g>
                  <svg:desc>Sheet1.E29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107865690603148">
                <text:p>0.00107865690603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0.00398033650145635">
                <text:p>-0.00398033650145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00780924198187449">
                <text:p>0.00780924198187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-0.0000198642669033688">
                <text:p>-0.0000198642669033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-0.000621234539892157">
                <text:p>-0.000621234539892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.00260983813961957">
                <text:p>0.00260983813961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015551271997083">
                <text:p>0.00015551271997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